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paragraph-rsid="0013325a"/>
    </style:style>
    <style:style style:name="P2" style:family="paragraph" style:parent-style-name="Footnote">
      <style:text-properties officeooo:rsid="0013325a" officeooo:paragraph-rsid="0013325a"/>
    </style:style>
    <style:style style:name="T1" style:family="text">
      <style:text-properties officeooo:rsid="0013325a"/>
    </style:style>
    <style:style style:name="T2" style:family="text">
      <style:text-properties fo:font-style="italic" officeooo:rsid="0013325a" style:font-style-asian="italic" style:font-style-complex="italic"/>
    </style:style>
    <style:style style:name="T3" style:family="text">
      <style:text-properties fo:font-style="normal" officeooo:rsid="0013325a" style:font-style-asian="normal" style:font-style-complex="normal"/>
    </style:style>
    <style:style style:name="T4" style:family="text">
      <style:text-properties fo:font-style="normal" officeooo:rsid="0013e2e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 first classification that will be looked at is the classification of several states of a popular game, </text:span><text:span text:style-name="T2">Connect Four. </text:span><text:span text:style-name="T3">For the purpose of this analysis paper, it is assumed that the reader is familiar with the game</text:span><text:span text:style-name="T3"><text:note text:id="ftn0" text:note-class="footnote"><text:note-citation>1</text:note-citation><text:note-body><text:p text:style-name="P2">For quick instructions and an addictive online version of the game please see http://www.knowledgeadventure.com/games/connect-four/</text:p></text:note-body></text:note></text:span><text:span text:style-name="T3">. The data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4">which is one of three possible classes: 'win' – player one wins the game from this state, 'lose' – player 1 loses the game from this state. 'draw' – neither player wins the game from this st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1T15:22:08.725881877</dc:date>
    <meta:editing-duration>PT6M38S</meta:editing-duration>
    <meta:editing-cycles>1</meta:editing-cycles>
    <meta:document-statistic meta:table-count="0" meta:image-count="0" meta:object-count="0" meta:page-count="1" meta:paragraph-count="2" meta:word-count="163" meta:character-count="964" meta:non-whitespace-character-count="796"/>
    <meta:generator>LibreOffice/4.2.7.2$Linux_X86_64 LibreOffice_project/420m0$Build-2</meta:generator>
  </office:meta>
</office:document-meta>
</file>